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paragraph-properties fo:break-before="page"/>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text-properties style:text-underline-style="solid" style:text-underline-width="auto" style:text-underline-color="font-color"/>
    </style:style>
    <style:style style:name="P10" style:family="paragraph">
      <style:text-properties fo:font-size="14pt" fo:font-weight="bold" style:font-size-asian="14pt" style:font-weight-asian="bold" style:font-size-complex="14pt" style:font-weight-complex="bold"/>
    </style:style>
    <style:style style:name="P11" style:family="paragraph">
      <style:paragraph-properties fo:text-align="center"/>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true" fo:min-height="0.002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true" fo:min-height="0cm" fo:min-width="0cm" fo:wrap-option="wrap" text:animation="none" text:animation-direction="down" text:animation-start-inside="true" text:animation-stop-inside="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cfe7f5" draw:marker-start="Extrémités_20_de_20_flèch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1 anchors : définition</text:p>
      <text:p text:style-name="Text_20_body"><draw:custom-shape text:anchor-type="paragraph" draw:z-index="0" draw:style-name="gr1" svg:width="15.5cm" svg:height="4.299cm" svg:x="0.169cm" svg:y="0.162cm"><text:p/><draw:enhanced-geometry svg:viewBox="0 0 21600 21600" draw:glue-points="10800 0 0 10800 10800 21600 21600 10800" draw:type="flowchart-process" draw:enhanced-path="M 0 0 L 21600 0 21600 21600 0 21600 0 0 Z N"/></draw:custom-shape><draw:frame text:anchor-type="paragraph" draw:z-index="1" draw:style-name="gr2" svg:width="3.308cm" svg:height="0.526cm" svg:x="0.526cm" svg:y="1.884cm"><draw:text-box><text:p>Liste client</text:p></draw:text-box></draw:frame><draw:frame text:anchor-type="paragraph" draw:z-index="2" draw:style-name="gr2" svg:width="3.308cm" svg:height="0.526cm" svg:x="0.58cm" svg:y="1.145cm"><draw:text-box><text:p>Liste fournisseur</text:p></draw:text-box></draw:frame><draw:frame text:anchor-type="paragraph" draw:z-index="3" draw:style-name="gr2" draw:text-style-name="P9" svg:width="2.05cm" svg:height="0.526cm" svg:x="8.206cm" svg:y="1.173cm"><draw:text-box><text:p><text:span text:style-name="T3">Définition</text:span></text:p></draw:text-box></draw:frame><draw:frame text:anchor-type="paragraph" draw:z-index="4" draw:style-name="gr2" draw:text-style-name="P9" svg:width="2.05cm" svg:height="0.526cm" svg:x="8.177cm" svg:y="1.829cm"><draw:text-box><text:p><text:span text:style-name="T3">Définition</text:span></text:p></draw:text-box></draw:frame><draw:custom-shape text:anchor-type="paragraph" draw:z-index="30" draw:style-name="gr15" svg:width="2.299cm" svg:height="0.62cm" svg:x="1.547cm" svg:y="3.604cm"><text:p>Ajout</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Text_20_body">Le bouton Ajout appele une fenêtre dans laquelle on peut donner le nom de la liste, la description , le document modèle et la catégorie de fich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877616670" text:style-name="L1">
        <text:list-item>
          <text:p text:style-name="P3">l_id (primary key de list)</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nom )</text:p>
        </text:list-item>
        <text:list-item>
          <text:p text:style-name="P3">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p text:style-name="P2"><draw:custom-shape text:anchor-type="paragraph" draw:z-index="6" draw:style-name="gr1" svg:width="15.5cm" svg:height="9.572cm" svg:x="0.607cm" svg:y="0.201cm"><text:p/><draw:enhanced-geometry svg:viewBox="0 0 21600 21600" draw:glue-points="10800 0 0 10800 10800 21600 21600 10800" draw:type="flowchart-process" draw:enhanced-path="M 0 0 L 21600 0 21600 21600 0 21600 0 0 Z N"/></draw:custom-shape><draw:frame text:anchor-type="paragraph" draw:z-index="5" draw:style-name="gr3" draw:text-style-name="P10" svg:width="3.91cm" svg:height="0.719cm" svg:x="5.447cm" svg:y="0.834cm"><draw:text-box><text:p><text:span text:style-name="T4">Liste Fournisseur</text:span></text:p></draw:text-box></draw:frame><draw:frame text:anchor-type="paragraph" draw:z-index="7" draw:style-name="gr4" svg:width="1.606cm" svg:height="0.495cm" svg:x="1.351cm" svg:y="5.036cm"><draw:text-box><text:p>Code</text:p></draw:text-box></draw:frame><draw:custom-shape text:anchor-type="paragraph" draw:z-index="8" draw:style-name="gr5" svg:width="1.467cm" svg:height="0.516cm" svg:x="1.431cm" svg:y="5.629cm"><text:p/><draw:enhanced-geometry svg:viewBox="0 0 21600 21600" draw:glue-points="10800 0 0 10800 10800 21600 21600 10800" draw:type="flowchart-process" draw:enhanced-path="M 0 0 L 21600 0 21600 21600 0 21600 0 0 Z N"/></draw:custom-shape><draw:custom-shape text:anchor-type="paragraph" draw:z-index="9" draw:style-name="gr5" svg:width="1.472cm" svg:height="0.516cm" svg:x="1.392cm" svg:y="6.401cm"><text:p/><draw:enhanced-geometry svg:viewBox="0 0 21600 21600" draw:glue-points="10800 0 0 10800 10800 21600 21600 10800" draw:type="flowchart-process" draw:enhanced-path="M 0 0 L 21600 0 21600 21600 0 21600 0 0 Z N"/></draw:custom-shape><draw:custom-shape text:anchor-type="paragraph" draw:z-index="10" draw:style-name="gr5" svg:width="1.467cm" svg:height="0.516cm" svg:x="1.431cm" svg:y="7.133cm"><text:p/><draw:enhanced-geometry svg:viewBox="0 0 21600 21600" draw:glue-points="10800 0 0 10800 10800 21600 21600 10800" draw:type="flowchart-process" draw:enhanced-path="M 0 0 L 21600 0 21600 21600 0 21600 0 0 Z N"/></draw:custom-shape><draw:custom-shape text:anchor-type="paragraph" draw:z-index="11" draw:style-name="gr5"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2" draw:style-name="gr6" draw:text-style-name="P12" svg:width="3.594cm" svg:height="1.752cm" svg:x="12.155cm" svg:y="2.671cm"><text:p text:style-name="P11"><text:span text:style-name="T5">Bouton appelant une fenêtre avec les possibilités : formules <text:s/>- attribut de fiche ...</text:span></text:p><draw:enhanced-geometry svg:viewBox="0 0 21600 21600" draw:text-areas="800 800 20800 20800" draw:type="round-rectangular-callout" draw:modifiers="-5150.93228655545 41287.72635814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5" svg:width="4.622cm" svg:height="0.516cm" svg:x="3.325cm" svg:y="5.63cm"><text:p/><draw:enhanced-geometry svg:viewBox="0 0 21600 21600" draw:glue-points="10800 0 0 10800 10800 21600 21600 10800" draw:type="flowchart-process" draw:enhanced-path="M 0 0 L 21600 0 21600 21600 0 21600 0 0 Z N"/></draw:custom-shape><draw:custom-shape text:anchor-type="paragraph" draw:z-index="14" draw:style-name="gr5" svg:width="4.622cm" svg:height="0.516cm" svg:x="3.337cm" svg:y="6.41cm"><text:p/><draw:enhanced-geometry svg:viewBox="0 0 21600 21600" draw:glue-points="10800 0 0 10800 10800 21600 21600 10800" draw:type="flowchart-process" draw:enhanced-path="M 0 0 L 21600 0 21600 21600 0 21600 0 0 Z N"/></draw:custom-shape><draw:custom-shape text:anchor-type="paragraph" draw:z-index="15" draw:style-name="gr5" svg:width="4.622cm" svg:height="0.516cm" svg:x="3.337cm" svg:y="7.149cm"><text:p/><draw:enhanced-geometry svg:viewBox="0 0 21600 21600" draw:glue-points="10800 0 0 10800 10800 21600 21600 10800" draw:type="flowchart-process" draw:enhanced-path="M 0 0 L 21600 0 21600 21600 0 21600 0 0 Z N"/></draw:custom-shape><draw:custom-shape text:anchor-type="paragraph" draw:z-index="16" draw:style-name="gr7" svg:width="2.703cm" svg:height="0.687cm" svg:x="1.155cm" svg:y="8.899cm"><text:p>Ajout lign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8" draw:style-name="gr5" svg:width="5.368cm" svg:height="0.516cm" svg:x="5.278cm" svg:y="1.836cm"><text:p/><draw:enhanced-geometry svg:viewBox="0 0 21600 21600" draw:glue-points="10800 0 0 10800 10800 21600 21600 10800" draw:type="flowchart-process" draw:enhanced-path="M 0 0 L 21600 0 21600 21600 0 21600 0 0 Z N"/></draw:custom-shape><draw:frame text:anchor-type="paragraph" draw:z-index="19" draw:style-name="gr9" svg:width="3.693cm" svg:height="0.489cm" svg:x="1.325cm" svg:y="1.801cm"><draw:text-box><text:p>Catégorie de fiches</text:p></draw:text-box></draw:frame><draw:custom-shape text:anchor-type="paragraph" draw:z-index="20" draw:style-name="gr10" svg:width="0.533cm" svg:height="0.447cm" svg:x="10.112cm" svg:y="1.90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10" svg:width="0.533cm" svg:height="0.447cm" svg:x="13.176cm" svg:y="5.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1" svg:width="6.227cm" svg:height="1.493cm" svg:x="5.244cm" svg:y="2.739cm"><text:p/><draw:enhanced-geometry svg:viewBox="0 0 21600 21600" draw:glue-points="10800 0 0 10800 10800 21600 21600 10800" draw:type="flowchart-process" draw:enhanced-path="M 0 0 L 21600 0 21600 21600 0 21600 0 0 Z N"/></draw:custom-shape><draw:frame text:anchor-type="paragraph" draw:z-index="23" draw:style-name="gr12" svg:width="2.945cm" svg:height="0.489cm" svg:x="1.117cm" svg:y="2.739cm"><draw:text-box><text:p>Description</text:p></draw:text-box></draw:frame><draw:custom-shape text:anchor-type="paragraph" draw:z-index="24" draw:style-name="gr7" svg:width="2.703cm" svg:height="0.687cm" svg:x="4.247cm" svg:y="8.885cm"><text:p>Sau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5" draw:style-name="gr9" svg:width="2.417cm" svg:height="0.489cm" svg:x="3.343cm" svg:y="4.964cm"><draw:text-box><text:p>Description</text:p></draw:text-box></draw:frame><draw:frame text:anchor-type="paragraph" draw:z-index="26" draw:style-name="gr9" svg:width="2.417cm" svg:height="0.489cm" svg:x="8.306cm" svg:y="4.949cm"><draw:text-box><text:p>Paramètre</text:p></draw:text-box></draw:frame><draw:custom-shape text:anchor-type="paragraph" draw:z-index="27" draw:style-name="gr13" draw:text-style-name="P13" svg:width="2.784cm" svg:height="1.579cm" svg:x="11.755cm" svg:y="0.201cm"><text:p text:style-name="P11"><text:span text:style-name="T6">Pour la liste : ajouter dans une fenêtre, ici c'est non modifiable</text:span></text:p><draw:enhanced-geometry svg:viewBox="0 0 21600 21600" draw:text-areas="800 800 20800 20800" draw:type="round-rectangular-callout" draw:modifiers="410.386320455985 14922.3214285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28" draw:style-name="gr14" draw:text-style-name="P11" svg:x1="10.275cm" svg:y1="3.891cm" svg:x2="12.064cm" svg:y2="1.78cm"><text:p/></draw:line><draw:line text:anchor-type="paragraph" draw:z-index="29" draw:style-name="gr14" draw:text-style-name="P11" svg:x1="9.643cm" svg:y1="2.103cm" svg:x2="11.754cm" svg:y2="1.025cm"><text:p/></draw:line></text:p>
      <text:h text:style-name="Heading_20_1" text:outline-level="1">Bouton Paramètre</text:h>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641217126" text:continue-numbering="true" text:style-name="L1">
        <text:list-item>
          <text:p text:style-name="P3">lp_id (primary key de list_param : 0 pour ajouter)</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formule)</text:p>
        </text:list-item>
      </text:list>
      <text:p text:style-name="Text_20_body">En sauvant, on change dans la base de données et on affiche la formule dans id (5ième paramètre)</text:p>
      <text:p text:style-name="Text_20_body">Le form paramètre à 3 onglets</text:p>
      <text:list xml:id="list1969972355" text:style-name="L2">
        <text:list-item>
          <text:p text:style-name="P4">L'attribut selectionné</text:p>
        </text:list-item>
        <text:list-item>
          <text:p text:style-name="P4">Poste comptable + journal + utilisée avec la fiche</text:p>
        </text:list-item>
        <text:list-item>
          <text:p text:style-name="P4">compute</text:p>
        </text:list-item>
        <text:list-item>
          <text:p text:style-name="P4">réconciliation : si une opération est rapprochée avec une opération utilisant cette fiche : calculer solde D/C ou D/C du poste comptable XX utilisé avec la fiche rapprochée avec une opération XX dans le journal Y</text:p>
        </text:list-item>
      </text:list>
      <text:p text:style-name="Text_20_body"><text:soft-page-break/>Il n'y a qu'une seule formule par ligne.</text:p>
      <text:p text:style-name="Text_20_body"/>
      <text:h text:style-name="Heading_20_1" text:outline-level="1">Formules</text:h>
      <text:h text:style-name="Heading_20_2" text:outline-level="2">Formule sur base de postes comptables</text:h>
      <text:p text:style-name="Text_20_body">On donne une formule voir syntaxe des formules dans les déclarations, filtre par journaux</text:p>
      <text:h text:style-name="Heading_20_2" text:outline-level="2">Solde poste comptable </text:h>
      <text:p text:style-name="Text_20_body">Solde d'un poste comptable donné, ce poste comptable doit être utilisé avec la fiche dans le délai donné, filtre par journaux, la date peut être la date de paiement.</text:p>
      <text:h text:style-name="Heading_20_2" text:outline-level="2">Somme de formule</text:h>
      <text:p text:style-name="Text_20_body">Formule sur les codes </text:p>
      <text:p text:style-name="Text_20_body"/>
      <text:p text:style-name="Text_20_body"/>
      <text:h text:style-name="Heading_20_1" text:outline-level="1">Génération listing</text:h>
      <text:p text:style-name="Text_20_body">Même menu que pour les déclarations mais avec un autre form :</text:p>
      <text:p text:style-name="Text_20_body">IN : </text:p>
      <text:list xml:id="list382245310" text:style-name="L3">
        <text:list-item>
          <text:p text:style-name="P5">Choix du listing à générer</text:p>
        </text:list-item>
        <text:list-item>
          <text:p text:style-name="P5">date début</text:p>
        </text:list-item>
        <text:list-item>
          <text:p text:style-name="P5">date fin</text:p>
        </text:list-item>
        <text:list-item>
          <text:p text:style-name="P5">condition</text:p>
        </text:list-item>
      </text:list>
      <text:p text:style-name="Text_20_body">La condition c'est un code défini dans le listing qui est soit supérieur, inférieur, égal, contenant une valeur. On peut avoir plusieurs conditions.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aux conditions</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1348747191" text:style-name="L4">
        <text:list-item>
          <text:p text:style-name="P6">Effacer toutes les lignes qui n'ont pas été sélectionnées</text:p>
        </text:list-item>
        <text:list-item>
          <text:p text:style-name="P6">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text:soft-page-break/>Donc catégorie de fiche : client </text:p>
      <text:p text:style-name="Text_20_body">Champs à afficher :</text:p>
      <text:list xml:id="list141189987" text:style-name="L5">
        <text:list-item>
          <text:p text:style-name="P7"><text:s/>Nom société</text:p>
        </text:list-item>
        <text:list-item>
          <text:p text:style-name="P7">N° TVA</text:p>
        </text:list-item>
        <text:list-item>
          <text:p text:style-name="P7">Montant des ventes : formules total des poste comptables commençant par 7% utilisés avec cette fiche dans le journal vente, c'est un montant HTVA.</text:p>
        </text:list-item>
        <text:list-item>
          <text:p text:style-name="P7">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2081591923" text:style-name="L6">
        <text:list-item>
          <text:p text:style-name="P8"><text:bookmark-start text:name="__DdeLink__279_1408569141"/>Nom : attribut de fiche</text:p>
        </text:list-item>
        <text:list-item>
          <text:p text:style-name="P8">Prénom : attribut de fiche<text:bookmark-end text:name="__DdeLink__279_1408569141"/></text:p>
        </text:list-item>
        <text:list-item>
          <text:p text:style-name="P8">Date début cotisation : attribut de fiche</text:p>
        </text:list-item>
        <text:list-item>
          <text:p text:style-name="P8">Date fin cotisation : attribut de fiche</text:p>
        </text:list-item>
        <text:list-item>
          <text:p text:style-name="P8">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1648061624" text:continue-list="list2081591923" text:style-name="L6">
        <text:list-item text:start-value="1">
          <text:p text:style-name="P8">Nom : attribut de fiche</text:p>
        </text:list-item>
        <text:list-item>
          <text:p text:style-name="P8">Prénom : attribut de fiche</text:p>
        </text:list-item>
        <text:list-item>
          <text:p text:style-name="P8">N° TVA</text:p>
        </text:list-item>
        <text:list-item>
          <text:p text:style-name="P8">Adresse</text:p>
        </text:list-item>
        <text:list-item>
          <text:p text:style-name="P8">Solde de la fiche</text:p>
        </text:list-item>
      </text:list>
      <text:p text:style-name="Text_20_body"/>
      <text:p text:style-name="Text_20_body">Condition : Solde de la fiche &gt; 0</text:p>
      <text:p text:style-name="Text_20_body"><text:soft-page-break/></text:p>
      <text:h text:style-name="Heading_20_2" text:outline-level="2">Fiche de paie salarié</text:h>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 style:family="paragraph" style:parent-style-name="Heading_20_1" style:default-outline-level="" style:list-style-name="" style:class="chapter"/>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5</text:page-number>/<text:page-count>5</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1-21T18:06:49</dc:date>
    <meta:editing-duration>PT18H18M56S</meta:editing-duration>
    <meta:editing-cycles>76</meta:editing-cycles>
    <meta:generator>LibreOffice/3.5$Linux_X86_64 LibreOffice_project/350m1$Build-2</meta:generator>
    <meta:document-statistic meta:table-count="0" meta:image-count="0" meta:object-count="0" meta:page-count="5" meta:paragraph-count="96" meta:word-count="975" meta:character-count="5549" meta:non-whitespace-character-count="4677"/>
  </office:meta>
</office:document-meta>
</file>